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a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s_45_49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1:11:45</meta:creation-date>
    <dc:date>2015-12-10T11:12:15</dc:date>
    <dc:creator>phung11764 </dc:creator>
    <meta:editing-duration>PT7M37S</meta:editing-duration>
    <meta:editing-cycles>30</meta:editing-cycles>
    <meta:generator>LibreOffice/3.5$Linux_X86_64 LibreOffice_project/350m1$Build-2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